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1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formula="of:=[.C186]" office:value-type="currency" office:currency="ARS" office:value="218" calcext:value-type="currency">
            <text:p>$218,00</text:p>
          </table:table-cell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72894.81" calcext:value-type="currency">
            <text:p>$172.894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/>
          <table:table-cell table:style-name="ce255" table:formula="of:=[.C185]" office:value-type="currency" office:currency="ARS" office:value="380" calcext:value-type="currency">
            <text:p>$380,00</text:p>
          </table:table-cell>
          <table:table-cell table:style-name="ce255" table:formula="of:=[.C184]" office:value-type="currency" office:currency="ARS" office:value="9075" calcext:value-type="currency">
            <text:p>$9.075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587.1" calcext:value-type="currency">
            <text:p>$38.587,10</text:p>
          </table:table-cell>
          <table:table-cell table:style-name="ce255" table:formula="of:=SUM([.H6:.H42])" office:value-type="currency" office:currency="ARS" office:value="66374.07" calcext:value-type="currency">
            <text:p>$66.374,07</text:p>
          </table:table-cell>
          <table:table-cell table:style-name="ce255" table:formula="of:=SUM([.I6:.I42])" office:value-type="currency" office:currency="ARS" office:value="67933.64" calcext:value-type="currency">
            <text:p>$67.933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+[.C186]" office:value-type="currency" office:currency="ARS" office:value="38587.1" calcext:value-type="currency">
            <text:p>$38.587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+[.C185]" office:value-type="currency" office:currency="ARS" office:value="66374.07" calcext:value-type="currency">
            <text:p>$66.37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+[.C184]" office:value-type="currency" office:currency="ARS" office:value="67933.64" calcext:value-type="currency">
            <text:p>$67.933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72894.81" calcext:value-type="currency">
            <text:p>$172.894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6]-[.H5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448" calcext:value-type="currency">
            <text:p>$2.44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Jam &amp; Chiss + medias lunas + criollo + leche</text:p>
          </table:table-cell>
          <table:table-cell/>
          <table:table-cell office:value-type="currency" office:currency="ARS" office:value="380" calcext:value-type="currency">
            <text:p>$380,00</text:p>
          </table:table-cell>
          <table:table-cell table:formula="of:=+[.E192]+[.C193]-[.D193]" office:value-type="currency" office:currency="ARS" office:value="218" calcext:value-type="currency">
            <text:p>$2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rcado abasto + impresion cartas + plastificado</text:p>
          </table:table-cell>
          <table:table-cell/>
          <table:table-cell office:value-type="currency" office:currency="ARS" office:value="218" calcext:value-type="currency">
            <text:p>$218,00</text:p>
          </table:table-cell>
          <table:table-cell table:formula="of:=+[.E193]+[.C194]-[.D1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4]+[.C195]-[.D1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5]+[.C196]-[.D19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9]+[.C200]-[.D2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0]+[.C201]-[.D20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1]+[.C202]-[.D20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2]+[.C203]-[.D20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3]+[.C204]-[.D20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4]+[.C205]-[.D20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05])" office:value-type="currency" office:currency="ARS" office:value="172894.81" calcext:value-type="currency">
            <text:p>$172.894,81</text:p>
          </table:table-cell>
          <table:table-cell table:style-name="ce257" table:formula="of:=SUM([.D3:.D205])" office:value-type="currency" office:currency="ARS" office:value="172894.81" calcext:value-type="currency">
            <text:p>$172.894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6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7:25.172810222</dc:date>
    <meta:editing-duration>PT18H53M39S</meta:editing-duration>
    <meta:editing-cycles>397</meta:editing-cycles>
    <meta:generator>LibreOffice/5.1.6.2$Linux_X86_64 LibreOffice_project/10m0$Build-2</meta:generator>
    <meta:document-statistic meta:table-count="10" meta:cell-count="2111" meta:object-count="0"/>
  </office:meta>
</office:document-meta>
</file>